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George Goward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1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FREE EMPLOYMENT BUREAU,/</text:p>
      <text:p text:style-name="P5">AUXILIARY BRANCH/</text:p>
      <text:p text:style-name="P5">United Hebrew Charities,/</text:p>
      <text:p text:style-name="P5">S. W. Cor. 10th and Carpenter Streets,/</text:p>
      <text:p text:style-name="P5">PHILADELPHIA, PA./</text:p>
      <text:p text:style-name="P5">OFFICE HOURS: 8 to 10 A. M./</text:p>
      <text:p text:style-name="P5"><text:tab/><text:tab/> <text:s text:c="6"/>4 to 5.30 P. M./</text:p>
      <text:p text:style-name="P6">Philadelphia, Feb 1st 1892/</text:p>
      <text:p text:style-name="P5">Rev. Dr S. Morais/</text:p>
      <text:p text:style-name="P5"><text:tab/>Honored Sir:/</text:p>
      <text:p text:style-name="P5"><text:tab/><text:tab/>Your favor of even date with/ enclosed letter from Mr Seldez, just received./ <text:s/>In reply I beg to say that I do not know/ the young man and can not state whether/ I will be able to find a place for him, to/ learn Book-keeping. <text:s/>Unless he knows/ English, should he call at the office/ I will see what I can do for him/ kindly find enclosed the letter from/ Mr G. Seldes./ <text:s/>I beg to remain/ Yours Very <text:soft-page-break/>Respectfully/ Geo. Gowar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1:58:07.73</meta:creation-date>
    <meta:document-statistic meta:table-count="0" meta:image-count="0" meta:object-count="0" meta:page-count="3" meta:paragraph-count="71" meta:word-count="286" meta:character-count="1935"/>
    <dc:date>2011-12-01T12:12:21.16</dc:date>
    <dc:creator>Penn Libraries</dc:creator>
    <meta:editing-duration>PT00H14M13S</meta:editing-duration>
    <meta:editing-cycles>1</meta:editing-cycles>
    <meta:generator>OpenOffice.org/3.2$Win32 OpenOffice.org_project/320m12$Build-9483</meta:generator>
  </office:meta>
</office:document-meta>
</file>